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2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5cm" fo:min-width="5.5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26cm"/>
      <style:paragraph-properties style:writing-mode="lr-tb"/>
    </style:style>
    <style:style style:name="gr4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49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5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55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3465a4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0cm" svg:height="0.799cm" svg:x="13cm" svg:y="15cm" svg:viewBox="0 0 0 800" svg:d="M0 0c0 267 0 533 0 800">
            <text:p/>
          </draw:path>
          <draw:path draw:style-name="gr1" draw:text-style-name="P1" draw:layer="layout" svg:width="0cm" svg:height="0.799cm" svg:x="13cm" svg:y="16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4cm" svg:y1="6.997cm" svg:x2="14cm" svg:y2="7.72cm">
              <text:p/>
            </draw:line>
            <draw:line draw:style-name="gr4" draw:text-style-name="P1" draw:layer="layout" svg:x1="14cm" svg:y1="8.283cm" svg:x2="14cm" svg:y2="8.997cm">
              <text:p/>
            </draw:line>
            <draw:custom-shape draw:style-name="gr9" draw:text-style-name="P5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2" draw:text-style-name="P7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3" draw:text-style-name="P8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4" draw:text-style-name="P7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5" draw:text-style-name="P9" draw:layer="layout" svg:width="1.73cm" svg:height="0.725cm" svg:x="1.37cm" svg:y="11.6cm">
          <draw:text-box>
            <text:p><text:span text:style-name="T3">Value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6" draw:text-style-name="P10" draw:layer="layout" svg:width="1.611cm" svg:height="0.725cm" svg:x="1.37cm" svg:y="12.5cm">
          <draw:text-box>
            <text:p><text:span text:style-name="T4">Blue text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8" draw:text-style-name="P12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19" draw:text-style-name="P10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0" draw:text-style-name="P14" draw:layer="layout" svg:width="0.688cm" svg:height="0.878cm" svg:x="17.44cm" svg:y="10.525cm">
            <draw:text-box>
              <text:p text:style-name="P13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1" draw:text-style-name="P15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2" draw:text-style-name="P15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3" draw:text-style-name="P15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4" draw:text-style-name="P16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5" draw:text-style-name="P15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6" draw:text-style-name="P15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7" draw:text-style-name="P15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8" draw:text-style-name="P15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3" draw:text-style-name="P8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7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6.6cm" svg:y="16.2cm" svg:viewBox="0 0 800 0" svg:d="M0 0c200 0 600 0 800 0">
              <text:p/>
            </draw:path>
            <draw:path draw:style-name="gr1" draw:text-style-name="P1" draw:layer="layout" svg:width="0.799cm" svg:height="0cm" svg:x="16.6cm" svg:y="15.8cm" svg:viewBox="0 0 800 0" svg:d="M0 0c200 0 600 0 800 0">
              <text:p/>
            </draw:path>
            <draw:path draw:style-name="gr1" draw:text-style-name="P1" draw:layer="layout" svg:width="0cm" svg:height="0.799cm" svg:x="17cm" svg:y="15cm" svg:viewBox="0 0 0 800" svg:d="M0 0c0 267 0 533 0 800">
              <text:p/>
            </draw:path>
            <draw:path draw:style-name="gr1" draw:text-style-name="P1" draw:layer="layout" svg:width="0cm" svg:height="0.799cm" svg:x="17cm" svg:y="16.2cm" svg:viewBox="0 0 0 800" svg:d="M0 0c0 267 0 533 0 800">
              <text:p/>
            </draw:path>
            <draw:line draw:style-name="gr4" draw:text-style-name="P1" draw:layer="layout" svg:x1="16.5cm" svg:y1="16.5cm" svg:x2="17.5cm" svg:y2="15.5cm">
              <text:p/>
            </draw:line>
            <draw:custom-shape draw:style-name="gr30" draw:text-style-name="P6" draw:layer="layout" svg:width="0.199cm" svg:height="0.2cm" draw:transform="rotate (0.785398163397448) translate (17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1" draw:text-style-name="P12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0" draw:text-style-name="P6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8" draw:layer="layout" svg:width="1.569cm" svg:height="0.489cm" svg:x="6.231cm" svg:y="14.511cm">
          <draw:text-box>
            <text:p text:style-name="P2"><text:span text:style-name="T10">2-electrode</text:span></text:p>
          </draw:text-box>
        </draw:frame>
        <draw:frame draw:style-name="gr33" draw:text-style-name="P18" draw:layer="layout" svg:width="1.569cm" svg:height="0.489cm" svg:x="9.231cm" svg:y="14.5cm">
          <draw:text-box>
            <text:p text:style-name="P2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0" draw:text-style-name="P6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  <draw:frame draw:style-name="gr34" draw:text-style-name="P18" draw:layer="layout" svg:width="1.637cm" svg:height="0.489cm" svg:x="12.131cm" svg:y="14.5cm">
          <draw:text-box>
            <text:p text:style-name="P2"><text:span text:style-name="T10">Unpolarized</text:span></text:p>
          </draw:text-box>
        </draw:frame>
        <draw:frame draw:style-name="gr35" draw:text-style-name="P18" draw:layer="layout" svg:width="1.387cm" svg:height="0.489cm" svg:x="14.2cm" svg:y="14.5cm">
          <draw:text-box>
            <text:p text:style-name="P2"><text:span text:style-name="T10">Polarized</text:span></text:p>
          </draw:text-box>
        </draw:frame>
        <draw:frame draw:style-name="gr36" draw:text-style-name="P18" draw:layer="layout" svg:width="1.268cm" svg:height="0.489cm" svg:x="16.3cm" svg:y="14.5cm">
          <draw:text-box>
            <text:p text:style-name="P2"><text:span text:style-name="T10">Variable</text:span></text:p>
          </draw:text-box>
        </draw:frame>
        <draw:frame draw:style-name="gr37" draw:text-style-name="P17" draw:layer="layout" svg:width="1.857cm" svg:height="0.569cm" svg:x="14.063cm" svg:y="14.011cm">
          <draw:text-box>
            <text:p text:style-name="P2"><text:span text:style-name="T7">Capacitors</text:span></text:p>
          </draw:text-box>
        </draw:frame>
        <draw:custom-shape draw:style-name="gr38" draw:text-style-name="P5" draw:layer="layout" svg:width="6cm" svg:height="3.2cm" svg:x="12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3.5cm" svg:y1="3.7cm" svg:x2="14.5cm" svg:y2="3.7cm">
            <text:p/>
          </draw:line>
          <draw:line draw:style-name="gr4" draw:text-style-name="P1" draw:layer="layout" svg:x1="13.7cm" svg:y1="3.9cm" svg:x2="14.3cm" svg:y2="3.9cm">
            <text:p/>
          </draw:line>
          <draw:line draw:style-name="gr4" draw:text-style-name="P1" draw:layer="layout" svg:x1="13.5cm" svg:y1="4.1cm" svg:x2="14.5cm" svg:y2="4.1cm">
            <text:p/>
          </draw:line>
          <draw:line draw:style-name="gr4" draw:text-style-name="P1" draw:layer="layout" svg:x1="13.7cm" svg:y1="4.3cm" svg:x2="14.3cm" svg:y2="4.3cm">
            <text:p/>
          </draw:line>
          <draw:line draw:style-name="gr4" draw:text-style-name="P1" draw:layer="layout" svg:x1="14cm" svg:y1="3.7cm" svg:x2="14cm" svg:y2="3cm">
            <text:p/>
          </draw:line>
          <draw:line draw:style-name="gr4" draw:text-style-name="P1" draw:layer="layout" svg:x1="14cm" svg:y1="5cm" svg:x2="14cm" svg:y2="4.3cm">
            <text:p/>
          </draw:line>
          <draw:line draw:style-name="gr4" draw:text-style-name="P1" draw:layer="layout" svg:x1="13.5cm" svg:y1="3.4cm" svg:x2="13.7cm" svg:y2="3.4cm">
            <text:p/>
          </draw:line>
          <draw:line draw:style-name="gr4" draw:text-style-name="P1" draw:layer="layout" svg:x1="13.6cm" svg:y1="3.5cm" svg:x2="13.6cm" svg:y2="3.3cm">
            <text:p/>
          </draw:line>
        </draw:g>
        <draw:g>
          <draw:line draw:style-name="gr4" draw:text-style-name="P1" draw:layer="layout" svg:x1="9cm" svg:y1="5cm" svg:x2="9cm" svg:y2="3cm">
            <text:p/>
          </draw:line>
          <draw:line draw:style-name="gr4" draw:text-style-name="P1" draw:layer="layout" svg:x1="9cm" svg:y1="3.7cm" svg:x2="9.5cm" svg:y2="3cm">
            <text:p/>
          </draw:line>
          <draw:line draw:style-name="gr4" draw:text-style-name="P1" draw:layer="layout" svg:x1="9cm" svg:y1="3.7cm" svg:x2="8.5cm" svg:y2="3cm">
            <text:p/>
          </draw:line>
        </draw:g>
        <draw:frame draw:style-name="gr39" draw:text-style-name="P9" draw:layer="layout" svg:width="1.226cm" svg:height="0.725cm" svg:x="8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11cm" svg:y1="5cm" svg:x2="11cm" svg:y2="3cm">
            <text:p/>
          </draw:line>
          <draw:line draw:style-name="gr4" draw:text-style-name="P1" draw:layer="layout" svg:x1="11cm" svg:y1="3.7cm" svg:x2="11.5cm" svg:y2="3cm">
            <text:p/>
          </draw:line>
          <draw:line draw:style-name="gr4" draw:text-style-name="P1" draw:layer="layout" svg:x1="11cm" svg:y1="3.7cm" svg:x2="10.5cm" svg:y2="3cm">
            <text:p/>
          </draw:line>
          <draw:line draw:style-name="gr4" draw:text-style-name="P1" draw:layer="layout" svg:x1="11.5cm" svg:y1="3cm" svg:x2="10.5cm" svg:y2="3cm">
            <text:p/>
          </draw:line>
        </draw:g>
        <draw:frame draw:style-name="gr39" draw:text-style-name="P9" draw:layer="layout" svg:width="1.226cm" svg:height="0.725cm" svg:x="10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15cm" svg:x2="21cm" svg:y2="17cm">
            <text:p/>
          </draw:line>
          <draw:line draw:style-name="gr4" draw:text-style-name="P1" draw:layer="layout" svg:x1="20.7cm" svg:y1="16.2cm" svg:x2="21.3cm" svg:y2="16.2cm">
            <text:p/>
          </draw:line>
          <draw:custom-shape draw:style-name="gr30" draw:text-style-name="P6" draw:layer="layout" svg:width="0.6cm" svg:height="0.5cm" svg:x="20.7cm" svg:y="15.7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4" draw:text-style-name="P18" draw:layer="layout" svg:width="2.111cm" svg:height="0.489cm" svg:x="19.9cm" svg:y="14.511cm">
          <draw:text-box>
            <text:p text:style-name="P2"><text:span text:style-name="T10">General Purpose</text:span></text:p>
          </draw:text-box>
        </draw:frame>
        <draw:frame draw:style-name="gr40" draw:text-style-name="P18" draw:layer="layout" svg:width="1.061cm" svg:height="0.489cm" svg:x="22.439cm" svg:y="14.511cm">
          <draw:text-box>
            <text:p text:style-name="P2"><text:span text:style-name="T10">Zener</text:span></text:p>
          </draw:text-box>
        </draw:frame>
        <draw:frame draw:style-name="gr41" draw:text-style-name="P9" draw:layer="layout" svg:width="0.862cm" svg:height="0.6cm" svg:x="21cm" svg:y="15.2cm">
          <draw:text-box>
            <text:p><text:span text:style-name="T3">D1</text:span></text:p>
          </draw:text-box>
        </draw:frame>
        <draw:frame draw:style-name="gr41" draw:text-style-name="P9" draw:layer="layout" svg:width="0.862cm" svg:height="0.6cm" svg:x="23cm" svg:y="15.2cm">
          <draw:text-box>
            <text:p><text:span text:style-name="T3">D1</text:span></text:p>
          </draw:text-box>
        </draw:frame>
        <draw:g>
          <draw:line draw:style-name="gr4" draw:text-style-name="P1" draw:layer="layout" svg:x1="23cm" svg:y1="15cm" svg:x2="23cm" svg:y2="17cm">
            <text:p/>
          </draw:line>
          <draw:path draw:style-name="gr4" draw:text-style-name="P1" draw:layer="layout" svg:width="0.706cm" svg:height="0.423cm" draw:transform="rotate (-0.785398163397448) translate (22.9cm 15.8cm)" svg:viewBox="0 0 707 424" svg:d="M0 424c141 0 141 0 141 0l425-424h141">
            <text:p/>
          </draw:path>
          <draw:custom-shape draw:style-name="gr30" draw:text-style-name="P6" draw:layer="layout" svg:width="0.6cm" svg:height="0.5cm" svg:x="22.7cm" svg:y="15.7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25cm" svg:y1="15cm" svg:x2="25cm" svg:y2="17cm">
              <text:p/>
            </draw:line>
            <draw:line draw:style-name="gr4" draw:text-style-name="P1" draw:layer="layout" svg:x1="24.7cm" svg:y1="16.2cm" svg:x2="25.3cm" svg:y2="16.2cm">
              <text:p/>
            </draw:line>
            <draw:custom-shape draw:style-name="gr30" draw:text-style-name="P6" draw:layer="layout" svg:width="0.6cm" svg:height="0.5cm" svg:x="24.7cm" svg:y="15.7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25.418cm" svg:y1="15.818cm" svg:x2="25.618cm" svg:y2="16.018cm">
            <text:p/>
          </draw:line>
          <draw:custom-shape draw:style-name="gr30" draw:text-style-name="P6" draw:layer="layout" svg:width="0.199cm" svg:height="0.2cm" draw:transform="rotate (0.785398163397448) translate (25.518cm 16.057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25.418cm" svg:y1="16.118cm" svg:x2="25.618cm" svg:y2="16.318cm">
            <text:p/>
          </draw:line>
          <draw:custom-shape draw:style-name="gr30" draw:text-style-name="P6" draw:layer="layout" svg:width="0.199cm" svg:height="0.2cm" draw:transform="rotate (0.785398163397448) translate (25.518cm 16.357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0.913cm" svg:height="0.489cm" svg:x="24.539cm" svg:y="14.511cm">
          <draw:text-box>
            <text:p text:style-name="P2"><text:span text:style-name="T10">LED</text:span></text:p>
          </draw:text-box>
        </draw:frame>
        <draw:frame draw:style-name="gr41" draw:text-style-name="P9" draw:layer="layout" svg:width="0.862cm" svg:height="0.6cm" svg:x="25cm" svg:y="15.1cm">
          <draw:text-box>
            <text:p><text:span text:style-name="T3">D1</text:span></text:p>
          </draw:text-box>
        </draw:frame>
        <draw:frame draw:style-name="gr37" draw:text-style-name="P17" draw:layer="layout" svg:width="1.857cm" svg:height="0.569cm" svg:x="22.143cm" svg:y="14cm">
          <draw:text-box>
            <text:p text:style-name="P2"><text:span text:style-name="T7">Diodes</text:span></text:p>
          </draw:text-box>
        </draw:frame>
        <draw:custom-shape draw:style-name="gr42" draw:text-style-name="P5" draw:layer="layout" svg:width="6cm" svg:height="3.2cm" svg:x="20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23cm" svg:y1="5cm" svg:x2="25cm" svg:y2="5cm">
            <text:p/>
          </draw:line>
          <draw:line draw:style-name="gr4" draw:text-style-name="P1" draw:layer="layout" svg:x1="24.6cm" svg:y1="4.8cm" svg:x2="24.6cm" svg:y2="5.2cm">
            <text:p/>
          </draw:line>
          <draw:line draw:style-name="gr4" draw:text-style-name="P1" draw:layer="layout" svg:x1="23.4cm" svg:y1="4.8cm" svg:x2="23.4cm" svg:y2="5.2cm">
            <text:p/>
          </draw:line>
          <draw:line draw:style-name="gr4" draw:text-style-name="P1" draw:layer="layout" svg:x1="23.4cm" svg:y1="4.8cm" svg:x2="24.6cm" svg:y2="4.8cm">
            <text:p/>
          </draw:line>
          <draw:line draw:style-name="gr4" draw:text-style-name="P1" draw:layer="layout" svg:x1="23.4cm" svg:y1="5.2cm" svg:x2="24.6cm" svg:y2="5.2cm">
            <text:p/>
          </draw:line>
        </draw:g>
        <draw:frame draw:style-name="gr43" draw:text-style-name="P17" draw:layer="layout" svg:width="1.133cm" svg:height="0.569cm" svg:x="23.467cm" svg:y="3.431cm">
          <draw:text-box>
            <text:p text:style-name="P2"><text:span text:style-name="T7">Fuse</text:span></text:p>
          </draw:text-box>
        </draw:frame>
        <draw:frame draw:style-name="gr44" draw:text-style-name="P9" draw:layer="layout" svg:width="0.832cm" svg:height="0.725cm" svg:x="23.6cm" svg:y="4.2cm">
          <draw:text-box>
            <text:p><text:span text:style-name="T3">F1</text:span></text:p>
          </draw:text-box>
        </draw:frame>
        <draw:frame draw:style-name="gr37" draw:text-style-name="P17" draw:layer="layout" svg:width="1.857cm" svg:height="0.569cm" svg:x="9.1cm" svg:y="2.231cm">
          <draw:text-box>
            <text:p text:style-name="P2"><text:span text:style-name="T7">Antennas</text:span></text:p>
          </draw:text-box>
        </draw:frame>
        <draw:frame draw:style-name="gr37" draw:text-style-name="P17" draw:layer="layout" svg:width="1.857cm" svg:height="0.569cm" svg:x="13.043cm" svg:y="2.231cm">
          <draw:text-box>
            <text:p text:style-name="P2"><text:span text:style-name="T7">Batteries</text:span></text:p>
          </draw:text-box>
        </draw:frame>
        <draw:frame draw:style-name="gr37" draw:text-style-name="P17" draw:layer="layout" svg:width="2.204cm" svg:height="0.569cm" svg:x="13cm" svg:y="6.1cm">
          <draw:text-box>
            <text:p text:style-name="P2"><text:span text:style-name="T7">Ferrite Beads</text:span></text:p>
          </draw:text-box>
        </draw:frame>
        <draw:frame draw:style-name="gr39" draw:text-style-name="P9" draw:layer="layout" svg:width="1.226cm" svg:height="0.725cm" svg:x="14.074cm" svg:y="7.275cm">
          <draw:text-box>
            <text:p><text:span text:style-name="T3">FB1</text:span></text:p>
          </draw:text-box>
        </draw:frame>
        <draw:custom-shape draw:style-name="gr45" draw:text-style-name="P6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9" draw:layer="layout" svg:width="1.2cm" svg:height="0.569cm" svg:x="17.4cm" svg:y="5.131cm">
          <draw:text-box>
            <text:p text:style-name="P2"><text:span text:style-name="T3">FID1</text:span></text:p>
          </draw:text-box>
        </draw:fram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47" draw:text-style-name="P17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48" draw:text-style-name="P17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0" draw:text-style-name="P6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49" draw:text-style-name="P20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0" draw:text-style-name="P6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0" draw:text-style-name="P6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49" draw:text-style-name="P20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0" draw:text-style-name="P6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0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0" draw:text-style-name="P6" draw:layer="layout" svg:width="0.2cm" svg:height="0.2cm" draw:transform="rotate (-0.99413954193597) translate (4.755cm 3.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49" draw:text-style-name="P20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0" draw:text-style-name="P6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49" draw:text-style-name="P20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0" draw:text-style-name="P6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0" draw:text-style-name="P6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0" draw:text-style-name="P6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1" draw:text-style-name="P12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50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0" draw:text-style-name="P6" draw:layer="layout" svg:width="0.2cm" svg:height="0.2cm" draw:transform="rotate (1.03044239037745) translate (4.6cm 7.3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17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52" draw:text-style-name="P17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50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0" draw:text-style-name="P6" draw:layer="layout" svg:width="0.2cm" svg:height="0.2cm" draw:transform="rotate (-0.99413954193597) translate (2.778cm 3.48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0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0" draw:text-style-name="P6" draw:layer="layout" svg:width="0.2cm" svg:height="0.2cm" draw:transform="rotate (1.03044239037745) translate (2.626cm 7.38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3" draw:text-style-name="P12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54" draw:text-style-name="P17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55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0" draw:text-style-name="P6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6" draw:text-style-name="P17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57" draw:text-style-name="P17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0" draw:text-style-name="P6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8" draw:text-style-name="P17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55" draw:text-style-name="P1" draw:layer="layout" svg:x1="15cm" svg:y1="2cm" svg:x2="15cm" svg:y2="8cm">
          <text:p/>
        </draw:line>
        <draw:frame draw:style-name="gr59" draw:text-style-name="P17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60" draw:text-style-name="P12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61" draw:text-style-name="P17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04T21:05:19.901000000</dc:date>
    <meta:editing-duration>P1DT8H14M17S</meta:editing-duration>
    <meta:editing-cycles>69</meta:editing-cycles>
    <meta:generator>LibreOffice/6.4.4.2$Windows_X86_64 LibreOffice_project/3d775be2011f3886db32dfd395a6a6d1ca2630ff</meta:generator>
    <meta:document-statistic meta:object-count="405"/>
  </office:meta>
</office:document-meta>
</file>